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f24" officeooo:paragraph-rsid="0000bf24"/>
    </style:style>
    <style:style style:name="P2" style:family="paragraph" style:parent-style-name="Standard">
      <style:text-properties officeooo:paragraph-rsid="0000bf24"/>
    </style:style>
    <style:style style:name="P3" style:family="paragraph" style:parent-style-name="Standard">
      <style:text-properties officeooo:rsid="0000bf24" officeooo:paragraph-rsid="0000bf24"/>
    </style:style>
    <style:style style:name="T1" style:family="text">
      <style:text-properties officeooo:rsid="0000b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from introduction:</text:p>
      <text:p text:style-name="P1"/>
      <text:p text:style-name="P1"><text:a xlink:type="simple" xlink:href="https://www.youtube.com/watch?v=YVQIF3tICG8" text:style-name="Internet_20_link" text:visited-style-name="Visited_20_Internet_20_Link">https://www.youtube.com/watch?v=YVQIF3tICG8</text:a></text:p>
      <text:p text:style-name="P1"><text:a xlink:type="simple" xlink:href="https://countdown.ted.com/" text:style-name="Internet_20_link" text:visited-style-name="Visited_20_Internet_20_Link">https://countdown.ted.com/</text:a></text:p>
      <text:p text:style-name="P1"><text:a xlink:type="simple" xlink:href="https://www.ted.com/participate/organize-a-local-tedx-event/before-you-start/tedx-rules" text:style-name="Internet_20_link" text:visited-style-name="Visited_20_Internet_20_Link">https://www.ted.com/participate/organize-a-local-tedx-event/before-you-start/tedx-rules</text:a></text:p>
      <text:p text:style-name="P1"><text:a xlink:type="simple" xlink:href="https://www.eusa.ed.ac.uk/activities/societies/society/tedxuofe/" text:style-name="Internet_20_link" text:visited-style-name="Visited_20_Internet_20_Link">https://www.eusa.ed.ac.uk/activities/societies/society/tedxuofe/</text:a></text:p>
      <text:p text:style-name="P1"><text:a xlink:type="simple" xlink:href="https://www.ed.ac.uk/events/lecture-series/tedx" text:style-name="Internet_20_link" text:visited-style-name="Visited_20_Internet_20_Link">https://www.ed.ac.uk/events/lecture-series/tedx</text:a></text:p>
      <text:p text:style-name="P1"><text:a xlink:type="simple" xlink:href="https://www.ted.com/tedx/events?autocomplete_filter=TEDxUniversityofEdinburgh" text:style-name="Internet_20_link" text:visited-style-name="Visited_20_Internet_20_Link">https://www.ted.com/tedx/events?autocomplete_filter=TEDxUniversityofEdinburgh</text:a></text:p>
      <text:p text:style-name="P1"><text:a xlink:type="simple" xlink:href="https://www.ted.com/tedx/events/27478" text:style-name="Internet_20_link" text:visited-style-name="Visited_20_Internet_20_Link">https://www.ted.com/tedx/events/27478</text:a></text:p>
      <text:p text:style-name="P1"><text:a xlink:type="simple" xlink:href="https://tedsummit2019.ted.com/" text:style-name="Internet_20_link" text:visited-style-name="Visited_20_Internet_20_Link">https://tedsummit2019.ted.com/</text:a></text:p>
      <text:p text:style-name="P1"><text:a xlink:type="simple" xlink:href="https://qiqochat.com/about" text:style-name="Internet_20_link" text:visited-style-name="Visited_20_Internet_20_Link">https://qiqochat.com/about</text:a></text:p>
      <text:p text:style-name="P1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1"><text:a xlink:type="simple" xlink:href="https://www.ted.com/participate/organize-a-local-tedx-event/tedx-organizer-guide/video-photography/video/remote-production-guide" text:style-name="Internet_20_link" text:visited-style-name="Visited_20_Internet_20_Link">https://www.ted.com/participate/organize-a-local-tedx-event/tedx-organizer-guide/video-photography/video/remote-production-guide</text:a></text:p>
      <text:p text:style-name="P1"><text:a xlink:type="simple" xlink:href="https://www.climatecentre.org/virtually-amazing" text:style-name="Internet_20_link" text:visited-style-name="Visited_20_Internet_20_Link">https://www.climatecentre.org/virtually-amazing</text:a></text:p>
      <text:p text:style-name="P1"><text:a xlink:type="simple" xlink:href="https://everyoneofus.co.uk/" text:style-name="Internet_20_link" text:visited-style-name="Visited_20_Internet_20_Link">https://everyoneofus.co.uk/</text:a></text:p>
      <text:p text:style-name="P1"/>
      <text:p text:style-name="P1">List of organisers: <text:a xlink:type="simple" xlink:href="https://docs.google.com/spreadsheets/d/13LxvZ4L8ehJ6xhMgYSnZVRsK3z75fFc4n4qOFEL_sGA/edit#gid=0" text:style-name="Internet_20_link" text:visited-style-name="Visited_20_Internet_20_Link">https://docs.google.com/spreadsheets/d/13LxvZ4L8ehJ6xhMgYSnZVRsK3z75fFc4n4qOFEL_sGA/edit#gid=0</text:a></text:p>
      <text:p text:style-name="P1"/>
      <text:p text:style-name="P1"/>
      <text:p text:style-name="P1"/>
      <text:p text:style-name="P1">Actions:</text:p>
      <text:p text:style-name="P1">Review links</text:p>
      <text:p text:style-name="P1">review Edinburgh partners</text:p>
      <text:p text:style-name="P1">Contact people:</text:p>
      <text:p text:style-name="P1">aeo organiser?</text:p>
      <text:p text:style-name="P2">video - jamie or carlos?</text:p>
      <text:p text:style-name="P1">rosa?other </text:p>
      <text:p text:style-name="P1">Conact equivalent of Edinburgh mayor.</text:p>
      <text:p text:style-name="P1">Planning:</text:p>
      <text:p text:style-name="P2">location?  edinburgh princess str?</text:p>
      <text:p text:style-name="P2">Schools?</text:p>
      <text:p text:style-name="P2">Uni?</text:p>
      <text:p text:style-name="P2">royal society?</text:p>
      <text:p text:style-name="P1">majors? </text:p>
      <text:p text:style-name="P2"/>
      <text:p text:style-name="Standard">august 13: <text:span text:style-name="T1">training</text:span></text:p>
      <text:p text:style-name="Standard"><text:span text:style-name="T1">questions at </text:span><text:a xlink:type="simple" xlink:href="mailto:tedx@ted.com" office:target-frame-name="_blank" xlink:show="new" text:style-name="Internet_20_link" text:visited-style-name="Visited_20_Internet_20_Link">tedx@ted.com</text:a></text:p>
      <text:p text:style-name="Standard"/>
      <text:p text:style-name="Standard"><text:span text:style-name="T1">Kickoff 10/10, </text:span>11am est 5 hr sess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7-30T18:38:20.870000000</dc:date>
    <meta:editing-duration>PT7M57S</meta:editing-duration>
    <meta:editing-cycles>2</meta:editing-cycles>
    <meta:document-statistic meta:table-count="0" meta:image-count="0" meta:object-count="0" meta:page-count="1" meta:paragraph-count="32" meta:word-count="64" meta:character-count="1206" meta:non-whitespace-character-count="1171"/>
  </office:meta>
</office:document-meta>
</file>